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7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17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7.71mm"/>
    </style:style>
    <style:style style:name="co8" style:family="table-column">
      <style:table-column-properties fo:break-before="auto" style:column-width="3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Total_about </text:p>
          </table:table-cell>
          <table:table-cell office:value-type="string" calcext:value-type="string">
            <text:p><text:s/>Total_b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endra Fadn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i Adityan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r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jit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kaiah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undhara R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ddhav Thacke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ad Pa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an Bhag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ammad Shamshad Haz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meet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bhay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ldish Ka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vita Hush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ti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ish Ku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u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ta Baner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vraj Chou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in Gadk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i Shankar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kash Javade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armendra Prad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vind Kejri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lu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arayi Vija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aw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shant Bhus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damb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hilesh Yad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een Patna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il Si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jay Ru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esh Prab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i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adm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ik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vind Subram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vind Panagari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dhati Bhattachar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l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kul Rohat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mir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gana Ran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n Jo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man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ek Debro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yati Gho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nab Mukherj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ra Gand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. Sain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riw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preet Singh Ghug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raj Ka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agwant 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ash Singh Bad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.S. Phool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ci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winder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lan Dat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atma Gand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ra Gand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dra B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nab Mukherj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oze Varun Gand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.N. Haks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elal Pa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Relative" table:style-name="ta1">
        <table:shapes>
          <draw:frame draw:z-index="0" draw:style-name="gr1" draw:text-style-name="P1" svg:width="315.73mm" svg:height="203.25mm" svg:x="106.8mm" svg:y="0mm">
            <loext:p draw:notify-on-update-of-ranges="Relative.A2:Relative.A21 Relative.E2:Relative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4" table:visibility="collapse" table:number-columns-repeated="3" table:default-cell-style-name="Default"/>
        <table:table-column table:style-name="co4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table:formula="of:=[.F2]/45" office:value-type="float" office:value="0.244444444444444" calcext:value-type="float">
            <text:p>0.24444444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table:formula="of:=[.F3]/45"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table:formula="of:=[.F4]/45" office:value-type="float" office:value="0.0888888888888889" calcext:value-type="float">
            <text:p>0.0888888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table:formula="of:=[.F5]/45" office:value-type="float" office:value="0.0888888888888889" calcext:value-type="float">
            <text:p>0.0888888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table:formula="of:=[.F6]/45" office:value-type="float" office:value="0.0444444444444444" calcext:value-type="float">
            <text:p>0.0444444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rinder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table:formula="of:=[.F7]/45" office:value-type="float" office:value="0.0444444444444444" calcext:value-type="float">
            <text:p>0.0444444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table:formula="of:=[.F8]/45" office:value-type="float" office:value="0.0444444444444444" calcext:value-type="float">
            <text:p>0.0444444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table:formula="of:=[.F9]/45" office:value-type="float" office:value="0.0444444444444444" calcext:value-type="float">
            <text:p>0.0444444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table:formula="of:=[.F10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table:formula="of:=[.F11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undhara Raje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table:formula="of:=[.F12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table:formula="of:=[.F13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table:formula="of:=[.F14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an Bhagwat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table:formula="of:=[.F15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ammad Shamshad Hazi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table:formula="of:=[.F16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rmeet Singh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table:formula="of:=[.F17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bhay Singh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table:formula="of:=[.F18]/45" office:value-type="float" office:value="0.0222222222222222" calcext:value-type="float">
            <text:p>0.0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table:formula="of:=[.F19]/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table:formula="of:=[.F20]/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table:formula="of:=[.F21]/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45" office:value-type="float" office:value="1" calcext:value-type="float">
            <text:p>1</text:p>
          </table:table-cell>
          <table:table-cell table:formula="of:=SUM([.F2:.F21])" office:value-type="float" office:value="45" calcext:value-type="float">
            <text:p>45</text:p>
          </table:table-cell>
        </table:table-row>
      </table:table>
      <table:named-expressions/>
      <table:database-ranges>
        <table:database-range table:name="__Anonymous_Sheet_DB__0" table:target-range-address="Total.A1:Total.F9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3:50:39.290197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9:03:47.769000000</meta:creation-date>
    <dc:date>2019-06-20T13:52:10.207251791</dc:date>
    <meta:editing-duration>PT26M25S</meta:editing-duration>
    <meta:editing-cycles>13</meta:editing-cycles>
    <meta:generator>LibreOffice/5.1.6.2$Linux_X86_64 LibreOffice_project/10m0$Build-2</meta:generator>
    <meta:document-statistic meta:table-count="2" meta:cell-count="4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74cm" svg:height="20.326cm" xlink:href=".." xlink:type="simple" chart:class="chart:bar" chart:style-name="ch1">
        <chart:plot-area chart:style-name="ch2" table:cell-range-address="Relative.A2:Relative.A21 Relative.E2:Relative.E21" chart:data-source-has-labels="column" svg:x="1.516cm" svg:y="0.405cm" svg:width="29.571cm" svg:height="18.383cm">
          <chartooo:coordinate-region svg:x="10.789cm" svg:y="0.405cm" svg:width="19.794cm" svg:height="17.339cm"/>
          <chart:axis chart:dimension="x" chart:name="primary-x" chart:style-name="ch3" chartooo:axis-type="auto">
            <chartooo:date-scale/>
            <chart:title svg:x="1.768cm" svg:y="12.169cm" chart:style-name="ch4">
              <text:p>Top 20 Entities</text:p>
            </chart:title>
            <chart:categories table:cell-range-address="Relative.A2:Relative.A21"/>
          </chart:axis>
          <chart:axis chart:dimension="y" chart:name="primary-y" chart:style-name="ch5">
            <chart:title svg:x="14.751cm" svg:y="18.773cm" chart:style-name="ch6">
              <text:p>Relative Coverage(By the Entity)</text:p>
            </chart:title>
            <chart:grid chart:style-name="ch7" chart:class="major"/>
          </chart:axis>
          <chart:series chart:style-name="ch8" chart:values-cell-range-address="Relative.E2:Relative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evendra Fadnavis</text:p>
                <draw:g>
                  <svg:desc>Relative.A2:Relative.A21</svg:desc>
                </draw:g>
              </table:table-cell>
              <table:table-cell office:value-type="float" office:value="0.244444444444444">
                <text:p>0.244444444444444</text:p>
                <draw:g>
                  <svg:desc>Relative.E2:Relative.E21</svg:desc>
                </draw:g>
              </table:table-cell>
            </table:table-row>
            <table:table-row>
              <table:table-cell office:value-type="string">
                <text:p>Narendra Modi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Amarinder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Sachin Pilot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Urjit Patel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Vasundhara Raje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Uddhav Thackeray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Sharad Pawar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Mohan Bhagwat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Mohammad Shamshad Hazi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Gurmeet Singh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Nirbhay Singh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Sonia Gandh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jnath Sin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yush Goya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